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nicht</mi>
      <mi mathvariant="italic">gekappter</mi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nicht gekappter Buchwert = {1} over {sum from{p} anteil( p )} * sum from{p} anteil( p )*min(preise( p )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9:58:34.579636762</meta:creation-date>
    <meta:generator>LibreOffice/4.4.7.2$Linux_X86_64 LibreOffice_project/40$Build-2</meta:generator>
    <dc:date>2015-12-26T18:39:00.850068433</dc:date>
    <meta:editing-duration>PT13S</meta:editing-duration>
    <meta:editing-cycles>1</meta:editing-cycles>
  </office:meta>
</office:document-meta>
</file>